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Pictures/TablePreview1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没有填充和线条的对象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1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Office 演示文稿</text:p>
          </draw:text-box>
        </draw:frame>
        <draw:frame presentation:style-name="pr2" draw:layer="layout" svg:width="25.199cm" svg:height="13.859cm" svg:x="1.4cm" svg:y="4.914cm" presentation:class="outline">
          <draw:text-box>
            <text:p>本文档为OpenOffice 文档格式的测试文档，</text:p>
            <text:p>将使用OpenOffice该演示文稿转换为pdf文档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报表</text:p>
          </draw:text-box>
        </draw:frame>
        <draw:frame draw:style-name="gr2" draw:layer="layout" svg:width="25.199cm" svg:height="13.859cm" svg:x="1.4cm" svg:y="4.914cm" presentation:class="chart" presentation:user-transformed="true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表格</text:p>
          </draw:text-box>
        </draw:frame>
        <draw:frame draw:style-name="standard" draw:layer="layout" svg:width="25.198cm" svg:height="6.815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饼图</text:p>
          </draw:text-box>
        </draw:frame>
        <draw:frame draw:style-name="gr2" draw:layer="layout" svg:width="25.199cm" svg:height="13.859cm" svg:x="1.4cm" svg:y="4.914cm" presentation:class="char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区域面积3D图</text:p>
          </draw:text-box>
        </draw:frame>
        <draw:frame draw:style-name="gr2" draw:layer="layout" svg:width="25.199cm" svg:height="13.859cm" svg:x="1.4cm" svg:y="4.914cm" presentation:class="chart" presentation:user-transformed="true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折线图</text:p>
          </draw:text-box>
        </draw:frame>
        <draw:frame draw:style-name="gr2" draw:text-style-name="P1" draw:layer="layout" svg:width="19.457cm" svg:height="11.325cm" svg:x="2.743cm" svg:y="6.09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雷达图</text:p>
          </draw:text-box>
        </draw:frame>
        <draw:frame draw:style-name="gr2" draw:layer="layout" svg:width="25.199cm" svg:height="13.859cm" svg:x="1.4cm" svg:y="4.914cm" presentation:class="chart" presentation:user-transformed="true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完成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完成，等待pdf换行测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M45S</meta:editing-duration>
    <meta:editing-cycles>28</meta:editing-cycles>
    <meta:generator>OpenOffice/4.1.1$Win32 OpenOffice.org_project/411m6$Build-9775</meta:generator>
    <dc:date>2015-05-18T18:33:42.28</dc:date>
    <dc:creator>lixin li</dc:cre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circle" chart:style-name="ch1">
        <chart:legend chart:legend-position="end" svg:x="23.71cm" svg:y="5.672cm" style:legend-expansion="high" chart:style-name="ch2"/>
        <chart:plot-area chart:style-name="ch3" chart:data-source-has-labels="both" svg:x="0.504cm" svg:y="0.966cm" svg:width="22.702cm" svg:height="12.617cm">
          <chartooo:coordinate-region svg:x="5.547cm" svg:y="0.967cm" svg:width="12.616cm" svg:height="12.61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>行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115" number:language="zh" number:country="CN">
      <number:year number:style="long"/>
      <number:text>／</number:text>
      <number:month/>
      <number:text>／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115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bar" chart:style-name="ch1">
        <chart:legend chart:legend-position="end" svg:x="23.71cm" svg:y="5.974cm" style:legend-expansion="high" chart:style-name="ch2"/>
        <chart:plot-area chart:style-name="ch3" chart:data-source-has-labels="both" svg:x="0.954cm" svg:y="1.243cm" svg:width="21.748cm" svg:height="11.92cm">
          <chartooo:coordinate-region svg:x="1.575cm" svg:y="1.455cm" svg:width="21.127cm" svg:height="10.95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>行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date-style style:name="N8036" number:language="zh" number:country="CN">
      <number:year number:style="long"/>
      <number:text>／</number:text>
      <number:month/>
      <number:text>／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area" chart:style-name="ch1">
        <chart:legend chart:legend-position="end" svg:x="23.71cm" svg:y="5.712cm" style:legend-expansion="high" chart:style-name="ch2"/>
        <chart:plot-area chart:style-name="ch3" chart:data-source-has-labels="both" svg:x="0.954cm" svg:y="0.966cm" svg:width="21.748cm" svg:height="12.1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02cm" svg:y="0.966cm" svg:width="20.889cm" svg:height="11.4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series chart:style-name="ch10" chart:values-cell-range-address="local-table.$E$2:.$E$5" chart:label-cell-address="local-table.$E$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1</text:p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>行 1</text:p>
                <text:list>
                  <text:list-item>
                    <text:p>行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行 2</text:p>
                <text:list>
                  <text:list-item>
                    <text:p>行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行 3</text:p>
                <text:list>
                  <text:list-item>
                    <text:p>行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行 4</text:p>
                <text:list>
                  <text:list-item>
                    <text:p>行 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zh" number:country="CN">
      <number:year number:style="long"/>
      <number:text>／</number:text>
      <number:month/>
      <number:text>／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58cm" svg:height="11.326cm" xlink:href="." xlink:type="simple" chart:class="chart:line" chart:style-name="ch1">
        <chart:legend chart:legend-position="end" svg:x="17.379cm" svg:y="4.707cm" style:legend-expansion="high" chart:style-name="ch2"/>
        <chart:plot-area chart:style-name="ch3" chart:data-source-has-labels="both" svg:x="0.839cm" svg:y="1.039cm" svg:width="15.762cm" svg:height="9.641cm">
          <chartooo:coordinate-region svg:x="1.46cm" svg:y="1.252cm" svg:width="14.772cm" svg:height="8.67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>行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radar" chart:style-name="ch1">
        <chart:legend chart:legend-position="end" svg:x="23.121cm" svg:y="5.974cm" style:legend-expansion="high" chart:style-name="ch2"/>
        <chart:plot-area chart:style-name="ch3" chart:data-source-has-labels="both" svg:x="0.954cm" svg:y="0.966cm" svg:width="21.663cm" svg:height="12.197cm">
          <chartooo:coordinate-region svg:x="7.003cm" svg:y="2.283cm" svg:width="9.564cm" svg:height="9.5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radar">
            <chart:data-point chart:repeated="4"/>
          </chart:series>
          <chart:series chart:style-name="ch7" chart:values-cell-range-address="local-table.$C$2:.$C$5" chart:label-cell-address="local-table.$C$1" chart:class="chart:radar">
            <chart:data-point chart:repeated="4"/>
          </chart:series>
          <chart:series chart:style-name="ch8" chart:values-cell-range-address="local-table.$D$2:.$D$5" chart:label-cell-address="local-table.$D$1" chart:class="chart:rad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>行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